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2d1d5" officeooo:paragraph-rsid="0012d1d5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47f66" officeooo:paragraph-rsid="00147f66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7044" officeooo:paragraph-rsid="00157044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97e0f" officeooo:paragraph-rsid="00197e0f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c74a6" officeooo:paragraph-rsid="001c74a6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da4fa" officeooo:paragraph-rsid="001da4fa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12d1d5" officeooo:paragraph-rsid="0012d1d5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147f66" officeooo:paragraph-rsid="00147f66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147f66" officeooo:paragraph-rsid="001a8799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157044" officeooo:paragraph-rsid="00157044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197e0f" officeooo:paragraph-rsid="00197e0f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1a8799" officeooo:paragraph-rsid="001a8799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1c74a6" officeooo:paragraph-rsid="00147f66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1c74a6" officeooo:paragraph-rsid="001c74a6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1da4fa" officeooo:paragraph-rsid="001da4fa"/>
    </style:style>
    <style:style style:name="P16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12d1d5" officeooo:paragraph-rsid="0012d1d5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1da4fa" officeooo:paragraph-rsid="001da4fa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1e80dd" officeooo:paragraph-rsid="001e80dd"/>
    </style:style>
    <style:style style:name="P19" style:family="paragraph" style:parent-style-name="Standard">
      <style:paragraph-properties fo:text-align="start" style:justify-single-word="false"/>
      <style:text-properties style:text-underline-style="none" officeooo:rsid="002095d5" officeooo:paragraph-rsid="002095d5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147f66" officeooo:paragraph-rsid="00147f66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e80dd" officeooo:paragraph-rsid="001e80dd"/>
    </style:style>
    <style:style style:name="T1" style:family="text">
      <style:text-properties officeooo:rsid="00161d25"/>
    </style:style>
    <style:style style:name="T2" style:family="text">
      <style:text-properties officeooo:rsid="0016a533"/>
    </style:style>
    <style:style style:name="T3" style:family="text">
      <style:text-properties officeooo:rsid="00187aa7"/>
    </style:style>
    <style:style style:name="T4" style:family="text">
      <style:text-properties officeooo:rsid="001a8799"/>
    </style:style>
    <style:style style:name="T5" style:family="text">
      <style:text-properties officeooo:rsid="001cf3cf"/>
    </style:style>
    <style:style style:name="T6" style:family="text">
      <style:text-properties officeooo:rsid="001da4fa"/>
    </style:style>
    <style:style style:name="T7" style:family="text">
      <style:text-properties officeooo:rsid="001f5e2c"/>
    </style:style>
    <style:style style:name="T8" style:family="text">
      <style:text-properties officeooo:rsid="001f7af7"/>
    </style:style>
    <style:style style:name="T9" style:family="text">
      <style:text-properties officeooo:rsid="001fa307"/>
    </style:style>
    <style:style style:name="T10" style:family="text">
      <style:text-properties officeooo:rsid="002095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Recherche Documentaire</text:p>
      <text:p text:style-name="P1"/>
      <text:p text:style-name="P7"/>
      <text:p text:style-name="P2">1)Objectif de la recherche universitaire</text:p>
      <text:p text:style-name="P2"/>
      <text:p text:style-name="P8">⇒ Principales fonctions</text:p>
      <text:p text:style-name="P8"><text:tab/>-Décrire</text:p>
      <text:p text:style-name="P8"><text:tab/>-Expliquer<text:tab/><text:tab/><text:tab/>⇒ Toujours le cas</text:p>
      <text:p text:style-name="P8"><text:tab/>-Comprendre</text:p>
      <text:p text:style-name="P8"><text:tab/>-Contrôler </text:p>
      <text:p text:style-name="P8"><text:tab/>-Produire quelque chose</text:p>
      <text:p text:style-name="P8"/>
      <text:p text:style-name="P2">2)Évaluation de l’information sur internet</text:p>
      <text:p text:style-name="P2"/>
      <text:p text:style-name="P2"><text:span text:style-name="T3">2.1)</text:span>L’art du filtrage</text:p>
      <text:p text:style-name="P8"><text:tab/>-Problème de la recherche</text:p>
      <text:p text:style-name="P8"><text:tab/><text:tab/>-Difficile de connaître la fiabilité, la pertinence…</text:p>
      <text:p text:style-name="P8"><text:tab/><text:tab/><text:tab/>-Or nécessité d’une évaluation critique</text:p>
      <text:p text:style-name="P8"><text:tab/><text:tab/><text:tab/>-Dans le but de construire l’autonomie de son jugement</text:p>
      <text:p text:style-name="P8"/>
      <text:p text:style-name="P8">⇒ Difficulté autre liée au cerveau humain</text:p>
      <text:p text:style-name="P8"><text:tab/>-Aucune immunisation contre les biais cognitif</text:p>
      <text:p text:style-name="P8"/>
      <text:p text:style-name="P3"><text:span text:style-name="T3">2.2)</text:span>Comment valider l’information d’un site</text:p>
      <text:p text:style-name="P10"><text:tab/>-4 Critères</text:p>
      <text:p text:style-name="P10"><text:tab/><text:tab/>-Lieu dénonciation de la source</text:p>
      <text:p text:style-name="P10"><text:tab/><text:tab/>-<text:span text:style-name="T1">Intention de la source ⇒ source objective ou partiale / généraliste ou précise</text:span></text:p>
      <text:p text:style-name="P10"><text:tab/><text:tab/>-<text:span text:style-name="T2">Connaissance ⇒ Besoin de connaissance + besoin d’appropriation de ces <text:tab/><text:tab/><text:tab/><text:tab/><text:tab/><text:tab/>connaissances</text:span></text:p>
      <text:p text:style-name="P10"><text:tab/><text:tab/>-<text:span text:style-name="T2">Évaluation de l’information</text:span></text:p>
      <text:p text:style-name="P10"/>
      <text:p text:style-name="P11">⇒ Méthode de recherche</text:p>
      <text:p text:style-name="P11"><text:tab/>-Savoir identifier la source, auteur ...</text:p>
      <text:p text:style-name="P11"><text:tab/>-Savoir juger de la crédibilité d’une source, auteur …</text:p>
      <text:p text:style-name="P11"><text:tab/>-Savoir juger de la pertinence d’une ressource</text:p>
      <text:p text:style-name="P11"><text:tab/>-Savoir évaluer la qualité de l’information, la fiabilité …</text:p>
      <text:p text:style-name="P11"><text:tab/><text:tab/>-Les points de vue sur un même sujet</text:p>
      <text:p text:style-name="P11"><text:tab/><text:tab/>-Les informations</text:p>
      <text:p text:style-name="P11"><text:tab/>-Analyser la qualité de l’information</text:p>
      <text:p text:style-name="P11"><text:tab/><text:tab/></text:p>
      <text:p text:style-name="P4">2.3)Wikipédia</text:p>
      <text:p text:style-name="P4"/>
      <text:p text:style-name="P12">⇒ Encyclopédie</text:p>
      <text:p text:style-name="P12"><text:tab/>-Point de départ</text:p>
      <text:p text:style-name="P12"><text:tab/><text:tab/>-Mieux cerner un sujet</text:p>
      <text:p text:style-name="P12"><text:tab/><text:tab/>-Donner des pistes, des mots clé, des sources</text:p>
      <text:p text:style-name="P12"/>
      <text:p text:style-name="P12"/>
      <text:p text:style-name="P12"/>
      <text:p text:style-name="P12"/>
      <text:p text:style-name="P12"/>
      <text:p text:style-name="P12"/>
      <text:p text:style-name="P2"><text:soft-page-break/>3)<text:span text:style-name="T4">Recherche scientifique et technique sur internet</text:span></text:p>
      <text:p text:style-name="P2"/>
      <text:p text:style-name="P12">⇒ Généralement mauvaise recherche sur internet</text:p>
      <text:p text:style-name="P12"><text:tab/>-Recherches très simples voire basiques</text:p>
      <text:p text:style-name="P12"><text:tab/>-Pages et liens très vite survolé</text:p>
      <text:p text:style-name="P12"><text:tab/>-Très nombreuses pages ouvertes</text:p>
      <text:p text:style-name="P12"><text:tab/>-Difficulté à évaluer les informations</text:p>
      <text:p text:style-name="P9"/>
      <text:p text:style-name="P2">4)<text:span text:style-name="T4">Méthode pour la recherche documentaire</text:span></text:p>
      <text:p text:style-name="P13"/>
      <text:p text:style-name="P5">4.1)Préparer sa recherche</text:p>
      <text:p text:style-name="P14"/>
      <text:p text:style-name="P14">⇒ Les différents aspects du sujet</text:p>
      <text:p text:style-name="P14"><text:tab/>-Donner une définition personnelle </text:p>
      <text:p text:style-name="P14"><text:tab/>-Chercher sa définition dans un dictionnaire</text:p>
      <text:p text:style-name="P14"><text:tab/>-Identifier les mot/dates/personnages </text:p>
      <text:p text:style-name="P14"><text:tab/>-Délimité le contexte générale ; la période, la zone …</text:p>
      <text:p text:style-name="P14"/>
      <text:p text:style-name="P14">⇒ Établir une carte mentale </text:p>
      <text:p text:style-name="P14"><text:tab/>-Qui</text:p>
      <text:p text:style-name="P14"><text:tab/>-Quoi</text:p>
      <text:p text:style-name="P14"><text:tab/>-Ou</text:p>
      <text:p text:style-name="P14"><text:tab/>-Quand</text:p>
      <text:p text:style-name="P14"><text:tab/>-Comment</text:p>
      <text:p text:style-name="P14"/>
      <text:p text:style-name="P14">⇒ Intérêt d’une carte mentale </text:p>
      <text:p text:style-name="P14"><text:tab/>-Structurer sa penser </text:p>
      <text:p text:style-name="P14"><text:tab/>-formaliser les différentes options</text:p>
      <text:p text:style-name="P14"><text:tab/>-Gérer les quantité d’informations</text:p>
      <text:p text:style-name="P14"><text:tab/>-</text:p>
      <text:p text:style-name="P14"/>
      <text:p text:style-name="P5">4.2)Cerner le sujet</text:p>
      <text:p text:style-name="P5"/>
      <text:p text:style-name="P14">⇒ Surabondance de points aborder</text:p>
      <text:p text:style-name="P14"/>
      <text:p text:style-name="P14">⇒ Trop peu d’aspect traiter</text:p>
      <text:p text:style-name="P14"/>
      <text:p text:style-name="P14">⇒ Trouver une problématique pertinente</text:p>
      <text:p text:style-name="P14"/>
      <text:p text:style-name="P5"><text:span text:style-name="T5">4.3)</text:span>Chercher un document en fonction de la source et du but</text:p>
      <text:p text:style-name="P5"/>
      <text:p text:style-name="P14">⇒ Lieu d’énonciation</text:p>
      <text:p text:style-name="P14"/>
      <text:p text:style-name="P15">⇒ Avant la consultation</text:p>
      <text:p text:style-name="P14"><text:tab/>-<text:span text:style-name="T6">Avoir</text:span> une idée précise des documents</text:p>
      <text:p text:style-name="P14"><text:tab/>-<text:span text:style-name="T6">Connaître les raison différentes</text:span></text:p>
      <text:p text:style-name="P14"/>
      <text:p text:style-name="P15">⇒ Critères pour retenir une source numérique</text:p>
      <text:p text:style-name="P15"><text:tab/>-Identifier les éléments bibliographique</text:p>
      <text:p text:style-name="P15"><text:tab/>-Repérer le contenu du site</text:p>
      <text:p text:style-name="P15"><text:tab/>-Analyser le contenu</text:p>
      <text:p text:style-name="P15"/>
      <text:p text:style-name="P6"><text:soft-page-break/>4.4)Exploiter l’information</text:p>
      <text:p text:style-name="P6"/>
      <text:p text:style-name="P15">⇒ Titre de la source</text:p>
      <text:p text:style-name="P15"/>
      <text:p text:style-name="P15">⇒ Auteur ou statue de la source</text:p>
      <text:p text:style-name="P15"/>
      <text:p text:style-name="P15">⇒ Titre du document</text:p>
      <text:p text:style-name="P15"/>
      <text:p text:style-name="P15">⇒ Date de création / mise à jour</text:p>
      <text:p text:style-name="P15"/>
      <text:p text:style-name="P15">⇒ Sommaire</text:p>
      <text:p text:style-name="P15"/>
      <text:p text:style-name="P15">⇒ Illustration </text:p>
      <text:p text:style-name="P15"/>
      <text:p text:style-name="P15">⇒ Résumer en 5 phrases des idées utile</text:p>
      <text:p text:style-name="P15"/>
      <text:p text:style-name="P21">4.5)Choisir et construire un plan</text:p>
      <text:p text:style-name="P21"/>
      <text:p text:style-name="P18">⇒ 3 types</text:p>
      <text:p text:style-name="P18"><text:tab/>-<text:span text:style-name="T8">P</text:span>ar catégorie ou thématique pour décrire les différents aspects d’un phénomène</text:p>
      <text:p text:style-name="P18"><text:tab/><text:tab/>-<text:span text:style-name="T8">P</text:span>as faire un inventaire</text:p>
      <text:p text:style-name="P18"><text:tab/>-<text:span text:style-name="T8">P</text:span><text:span text:style-name="T7">lan analytique (causes , conséquences, solutions)</text:span></text:p>
      <text:p text:style-name="P18"><text:tab/><text:tab/>-<text:span text:style-name="T8">P</text:span><text:span text:style-name="T7">our explique et analyser les raisons d’une situation</text:span></text:p>
      <text:p text:style-name="P18"><text:tab/>-<text:span text:style-name="T8">Plan dialectique en trois parties</text:span></text:p>
      <text:p text:style-name="P18"><text:tab/><text:tab/>-<text:span text:style-name="T8">Thèse</text:span></text:p>
      <text:p text:style-name="P18"><text:tab/><text:tab/>-<text:span text:style-name="T8">Antithèse</text:span></text:p>
      <text:p text:style-name="P18"><text:tab/><text:tab/>-<text:span text:style-name="T8">Synthèse</text:span></text:p>
      <text:p text:style-name="P18"><text:tab/><text:tab/><text:tab/>-<text:span text:style-name="T9">Exemple sur IA</text:span></text:p>
      <text:p text:style-name="P18"><text:tab/><text:tab/><text:tab/><text:tab/>-<text:span text:style-name="T9">Points positif</text:span></text:p>
      <text:p text:style-name="P18"><text:tab/><text:tab/><text:tab/><text:tab/>-<text:span text:style-name="T9">Points négatif<text:tab/></text:span></text:p>
      <text:p text:style-name="P18"><text:tab/><text:tab/><text:tab/><text:tab/>-<text:span text:style-name="T9">Solutions possibles</text:span></text:p>
      <text:p text:style-name="P18"/>
      <text:p text:style-name="P19">⇒ Comment construire un plan</text:p>
      <text:p text:style-name="P8"><text:tab/>-<text:span text:style-name="T10">Choix du type de plan en fonction de son sujet et problématique</text:span></text:p>
      <text:p text:style-name="P8"><text:tab/>-<text:span text:style-name="T10">Construction d’un plan détaillé en 3 étapes</text:span></text:p>
      <text:p text:style-name="P8"><text:tab/><text:tab/>-<text:span text:style-name="T10">Préparer son sujet</text:span></text:p>
      <text:p text:style-name="P8"><text:tab/><text:tab/>-<text:span text:style-name="T10">Exploiter les informations</text:span></text:p>
      <text:p text:style-name="P8"><text:tab/><text:tab/>-<text:span text:style-name="T10">Regrouper et trouver les titres</text:span></text:p>
      <text:p text:style-name="P8"><text:tab/>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6:33:34.943508375</meta:creation-date>
    <dc:date>2022-10-03T16:14:26.095995307</dc:date>
    <meta:editing-duration>PT37M24S</meta:editing-duration>
    <meta:editing-cycles>17</meta:editing-cycles>
    <meta:generator>LibreOffice/7.3.6.2$Linux_X86_64 LibreOffice_project/30$Build-2</meta:generator>
    <meta:document-statistic meta:table-count="0" meta:image-count="0" meta:object-count="0" meta:page-count="3" meta:paragraph-count="102" meta:word-count="462" meta:character-count="3172" meta:non-whitespace-character-count="2695"/>
  </office:meta>
</office:document-meta>
</file>